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3" style:family="table">
      <style:table-properties style:width="3.5521in" fo:margin-left="0.9139in" fo:margin-right="2.15in" table:align="margins"/>
    </style:style>
    <style:style style:name="Table3.A" style:family="table-column">
      <style:table-column-properties style:column-width="2.8229in" style:rel-column-width="52082*"/>
    </style:style>
    <style:style style:name="Table3.B" style:family="table-column">
      <style:table-column-properties style:column-width="0.7292in" style:rel-column-width="1345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4.4479in" fo:margin-left="0.6431in" fo:margin-right="1.525in" table:align="margins"/>
    </style:style>
    <style:style style:name="Table6.A" style:family="table-column">
      <style:table-column-properties style:column-width="1.5625in" style:rel-column-width="23021*"/>
    </style:style>
    <style:style style:name="Table6.B" style:family="table-column">
      <style:table-column-properties style:column-width="0.7292in" style:rel-column-width="10743*"/>
    </style:style>
    <style:style style:name="Table6.C" style:family="table-column">
      <style:table-column-properties style:column-width="0.7396in" style:rel-column-width="10896*"/>
    </style:style>
    <style:style style:name="Table6.D" style:family="table-column">
      <style:table-column-properties style:column-width="0.6979in" style:rel-column-width="10283*"/>
    </style:style>
    <style:style style:name="Table6.E" style:family="table-column">
      <style:table-column-properties style:column-width="0.7188in" style:rel-column-width="10592*"/>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ahoma" fo:font-size="10pt" fo:language="en" fo:country="CA"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Tahoma" fo:font-size="10pt" fo:language="en" fo:country="CA" fo:font-weight="bold" style:font-size-asian="10pt" style:font-weight-asian="bold" style:font-size-complex="10pt" style:font-weight-complex="bold"/>
    </style:style>
    <style:style style:name="P3" style:family="paragraph" style:parent-style-name="Table_20_Contents">
      <style:text-properties style:font-name="Tahoma" fo:font-size="10pt" fo:language="en" fo:country="CA" style:font-size-asian="10pt" style:font-size-complex="10pt"/>
    </style:style>
    <style:style style:name="P4" style:family="paragraph" style:parent-style-name="Table_20_Contents">
      <style:paragraph-properties fo:text-align="start" style:justify-single-word="false"/>
      <style:text-properties style:font-name="Tahoma" fo:font-size="10pt" fo:language="en" fo:country="CA" style:font-size-asian="10pt" style:font-size-complex="10pt"/>
    </style:style>
    <style:style style:name="P5" style:family="paragraph" style:parent-style-name="Table_20_Contents">
      <style:text-properties fo:language="en" fo:country="CA"/>
    </style:style>
    <style:style style:name="P6" style:family="paragraph" style:parent-style-name="Table_20_Contents">
      <style:text-properties style:use-window-font-color="true" fo:language="en" fo:country="CA"/>
    </style:style>
    <style:style style:name="P7" style:family="paragraph" style:parent-style-name="Standard">
      <style:paragraph-properties fo:margin-left="0in" fo:margin-right="0in" fo:text-indent="0.0937in" style:auto-text-indent="false"/>
      <style:text-properties fo:language="en" fo:country="CA"/>
    </style:style>
    <style:style style:name="P8" style:family="paragraph" style:parent-style-name="Standard">
      <style:paragraph-properties fo:margin-left="0in" fo:margin-right="0in" fo:text-indent="0.0937in" style:auto-text-indent="false"/>
      <style:text-properties fo:color="#7e0021" fo:language="en" fo:country="CA" fo:font-style="italic" style:font-style-asian="italic" style:font-style-complex="italic"/>
    </style:style>
    <style:style style:name="P9" style:family="paragraph" style:parent-style-name="Standard" style:master-page-name="">
      <style:paragraph-properties fo:margin-left="0in" fo:margin-right="0in" fo:text-indent="0.0937in" style:auto-text-indent="false" style:page-number="auto"/>
      <style:text-properties fo:color="#800000" fo:language="en" fo:country="CA" fo:font-style="italic" style:font-style-asian="italic" style:font-style-complex="italic"/>
    </style:style>
    <style:style style:name="P10" style:family="paragraph" style:parent-style-name="Standard">
      <style:paragraph-properties fo:margin-left="0in" fo:margin-right="0in" fo:text-indent="0in" style:auto-text-indent="false"/>
      <style:text-properties fo:language="en" fo:country="CA"/>
    </style:style>
    <style:style style:name="P11" style:family="paragraph" style:parent-style-name="Standard">
      <style:paragraph-properties fo:margin-left="0in" fo:margin-right="0in" fo:text-indent="0in" style:auto-text-indent="false"/>
      <style:text-properties fo:language="en" fo:country="CA" fo:font-weight="bold" style:font-weight-asian="bold" style:font-weight-complex="bold"/>
    </style:style>
    <style:style style:name="P12" style:family="paragraph" style:parent-style-name="Standard">
      <style:paragraph-properties fo:margin-left="0in" fo:margin-right="0in" fo:text-indent="0in" style:auto-text-indent="false"/>
      <style:text-properties style:font-name="Tahoma" fo:font-size="10pt" fo:language="en" fo:country="CA" style:font-size-asian="10pt" style:font-size-complex="10pt"/>
    </style:style>
    <style:style style:name="P13" style:family="paragraph" style:parent-style-name="Standard">
      <style:paragraph-properties fo:margin-left="0in" fo:margin-right="0in" fo:text-indent="0in" style:auto-text-indent="false"/>
      <style:text-properties style:font-name="Tahoma" fo:font-size="10pt" fo:language="en" fo:country="CA" fo:font-weight="normal" style:font-size-asian="10pt" style:font-weight-asian="normal" style:font-size-complex="10pt" style:font-weight-complex="normal"/>
    </style:style>
    <style:style style:name="P14" style:family="paragraph" style:parent-style-name="Standard">
      <style:text-properties fo:language="en" fo:country="CA"/>
    </style:style>
    <style:style style:name="P15" style:family="paragraph" style:parent-style-name="Standard">
      <style:text-properties fo:language="en" fo:country="CA" fo:font-weight="bold" style:font-weight-asian="bold" style:font-weight-complex="bold"/>
    </style:style>
    <style:style style:name="P16" style:family="paragraph" style:parent-style-name="Standard">
      <style:text-properties fo:language="en" fo:country="CA" fo:font-weight="normal" style:font-weight-asian="normal" style:font-weight-complex="normal"/>
    </style:style>
    <style:style style:name="P17" style:family="paragraph" style:parent-style-name="Standard">
      <style:text-properties fo:color="#800000" fo:language="en" fo:country="CA" fo:font-style="italic" style:font-style-asian="italic" style:font-style-complex="italic"/>
    </style:style>
    <style:style style:name="P18" style:family="paragraph" style:parent-style-name="Standard">
      <style:text-properties style:font-name="Tahoma" fo:font-size="10pt" fo:language="en" fo:country="CA" style:font-size-asian="10pt" style:font-size-complex="10pt"/>
    </style:style>
    <style:style style:name="P19" style:family="paragraph" style:parent-style-name="Standard">
      <style:text-properties style:font-name="Tahoma" fo:font-size="10pt" fo:language="en" fo:country="CA" fo:font-weight="normal" style:font-size-asian="10pt" style:font-weight-asian="normal" style:font-size-complex="10pt" style:font-weight-complex="normal"/>
    </style:style>
    <style:style style:name="P20" style:family="paragraph" style:parent-style-name="Standard">
      <style:paragraph-properties fo:margin-left="0in" fo:margin-right="0in" fo:text-indent="0.198in" style:auto-text-indent="false"/>
    </style:style>
    <style:style style:name="P21" style:family="paragraph" style:parent-style-name="Standard">
      <style:paragraph-properties fo:margin-left="0in" fo:margin-right="0in" fo:text-indent="0.198in" style:auto-text-indent="false"/>
      <style:text-properties fo:language="en" fo:country="CA"/>
    </style:style>
    <style:style style:name="P22" style:family="paragraph" style:parent-style-name="Standard" style:master-page-name="">
      <style:paragraph-properties fo:margin-left="0in" fo:margin-right="0in" fo:text-indent="0.198in" style:auto-text-indent="false" style:page-number="auto"/>
    </style:style>
    <style:style style:name="P23" style:family="paragraph" style:parent-style-name="Text_20_body" style:list-style-name="L1">
      <style:paragraph-properties fo:widows="1"/>
      <style:text-properties fo:font-variant="normal" fo:text-transform="none" fo:color="#800000" style:font-name="Arial1" fo:font-size="14pt" fo:letter-spacing="normal" fo:language="en" fo:country="CA" fo:font-style="normal" fo:font-weight="normal"/>
    </style:style>
    <style:style style:name="P24" style:family="paragraph" style:parent-style-name="Standard">
      <style:paragraph-properties fo:margin-left="0in" fo:margin-right="0in" fo:text-indent="0.1772in" style:auto-text-indent="false"/>
    </style:style>
    <style:style style:name="P25" style:family="paragraph" style:parent-style-name="Standard" style:master-page-name="">
      <style:paragraph-properties fo:margin-left="0in" fo:margin-right="0in" fo:text-indent="0.1772in" style:auto-text-indent="false" style:page-number="auto"/>
    </style:style>
    <style:style style:name="T1" style:family="text">
      <style:text-properties fo:font-weight="bold" style:font-weight-asian="bold" style:font-weight-complex="bold"/>
    </style:style>
    <style:style style:name="T2" style:family="text">
      <style:text-properties fo:color="#800000" fo:font-style="italic" style:font-style-asian="italic" style:font-style-complex="italic"/>
    </style:style>
    <style:style style:name="T3" style:family="text">
      <style:text-properties fo:color="#800000" fo:language="en" fo:country="CA"/>
    </style:style>
    <style:style style:name="T4" style:family="text">
      <style:text-properties style:use-window-font-color="true"/>
    </style:style>
    <style:style style:name="T5" style:family="text">
      <style:text-properties style:use-window-font-color="true" fo:font-style="normal" style:font-style-asian="normal" style:font-style-complex="normal"/>
    </style:style>
    <style:style style:name="T6" style:family="text">
      <style:text-properties style:use-window-font-color="true" style:font-name="Times New Roman1" fo:font-size="12pt" style:font-size-asian="12pt" style:font-size-complex="12pt"/>
    </style:style>
    <style:style style:name="T7" style:family="text">
      <style:text-properties style:use-window-font-color="true" style:font-name="Times New Roman1" fo:font-size="12pt" fo:font-style="normal" style:font-size-asian="12pt" style:font-style-asian="normal" style:font-size-complex="12pt" style:font-style-complex="normal"/>
    </style:style>
    <style:style style:name="T8" style:family="text">
      <style:text-properties fo:color="#7e0021"/>
    </style:style>
    <style:style style:name="T9" style:family="text">
      <style:text-properties fo:font-weight="normal" style:font-weight-asian="normal" style:font-weight-complex="normal"/>
    </style:style>
    <style:style style:name="T10" style:family="text">
      <style:text-properties fo:language="en" fo:country="CA"/>
    </style:style>
    <style:style style:name="T11" style:family="text">
      <style:text-properties fo:language="en" fo:country="CA" fo:font-weight="normal" style:font-weight-asian="normal" style:font-weight-complex="normal"/>
    </style:style>
    <style:style style:name="T12" style:family="text">
      <style:text-properties fo:language="en" fo:country="CA" style:text-underline-style="none" fo:font-weight="normal" style:font-weight-asian="normal"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52916413854570716" text:style-name="L1">
        <text:list-item>
          <text:p text:style-name="P23">Basically takes the form of a 5 page (max) 2 column IEEE formated paper due at the last lecture of term.</text:p>
        </text:list-item>
      </text:list>
      <text:p text:style-name="P14"/>
      <text:p text:style-name="P15">Abstract</text:p>
      <text:p text:style-name="P17">introduction, goal, evaluation (dataset and metrics), results</text:p>
      <text:p text:style-name="P14"/>
      <text:p text:style-name="P15">Keywords:</text:p>
      <text:p text:style-name="P14">genetic programming, <text:span text:style-name="T5">modular behavior, diversity, multi-objective</text:span></text:p>
      <text:p text:style-name="P14"/>
      <text:p text:style-name="P15">1. Introduction </text:p>
      <text:p text:style-name="P9">[brief introduction to GP]</text:p>
      <text:p text:style-name="P7">This project expands the previous work on the class sandboxes to test and understand additional features for GP. <text:span text:style-name="T5">The goal is to find which new features are capable of improving the performance of the system on a balanced and an unbalanced dataset. The modified system will be benchmarked against the results of the current system for the datasets Gisette \cite{ref1} and Shuttle \cite{ref2}. </text:span><text:span text:style-name="T7">This works assumes that all classes are equally important</text:span><text:span text:style-name="T5">, so the benchmark is based on the class-wise detection rate (DR) metric. </text:span><text:span text:style-name="T8">The features tested in this work are non-linear instructions, diversity maintenance, and multi-objective approaches.</text:span> <text:span text:style-name="T5">Introns removal are also tested in order to try to improve the overall runtime of the system.</text:span></text:p>
      <text:p text:style-name="P7">The next paper sections are organized as follows: <text:span text:style-name="T2">[SECTION ORGANIZATION]</text:span></text:p>
      <text:p text:style-name="P10"/>
      <text:p text:style-name="P11">2. Current System and Benchmark</text:p>
      <text:p text:style-name="P7">The system currently implemented is a GP algorithm for multi-class classification using linear representation. The system is able to evolve modular behavior using teams of programs. Each program has an action, where an action means the class that the program will output a membership value. In a team, the program with the highest output value defines for what class the team will classify the input. At each generation, the 20% worst teams are removed, and if a program no longer participates in any team, then it is also removed. The system replaces the removed programs by cloning the same number of programs from the resulting population using uniform probability. There are two types of mutations for programs, and a maximum of 5 mutations of each type may occur per clone, with a probability of 0.9. The first type of mutation randomly selects an instruction and make a small change, e.g. using another registers as the target or using another arithmetic operation. The second type randomly adds or removes an instruction. After creating the new programs, new teams are created by cloning the remaining teams using proportional selection. The clones have a 0.9 chance of suffering a mutation, that may add or remove a program. If a program is added, it must be one of the newly created programs. This initial version of the uses don't use crossover.</text:p>
      <text:p text:style-name="P7">Other relevant features of the current system is that both the team size and the instruction size of the programs are variable, a balanced sampling heuristic is used to obtain the training subsamples, and the stop criterion is simply the end of the last generation. Unless otherwise stated, the parameters used to run the system for the Gisette and Shuttle datasets are shown in Figure \ref{fig:new1}. The parameters were chosen so that they would give a good performance in a suitable time. Due to the differences in the classes distribution across datasets, the runs for the Gisette dataset used a sample size of 200, and the one<text:span text:style-name="T4">s for Shuttle used 420 samples per generation.</text:span></text:p>
      <text:p text:style-name="P7"><text:span text:style-name="T4">At this point, t</text:span><text:span text:style-name="T6">he best DR results for each dataset is 0.816 for the Gisette and 0.40 for the Shuttle dataset. The best team for Gisette was created by generation 8, is composed of 3 programs, (two for class 0 and one for class 1) and obtains a recall of 0.778 and 0.854 for classes 0 and 1, respectively. For Shuttle, the best team consists of 5 programs (three for class 0, and one for classes 2 and 6) and was produced by generation 11. The solutions got 1.0 recall for classes 2 and 6, and 0.806 for class 0 is 0.806, the others classes weren't considered by the solution. These solutions were obtained by a set of 30 and 20 runs, respectively for Gisette and Shuttle, where the fitness function is the class-</text:span><text:soft-page-break/><text:span text:style-name="T6">wise detection rate.</text:span></text:p>
      <text:p text:style-name="P10"/>
      <table:table table:name="Table1" table:style-name="Table1">
        <table:table-column table:style-name="Table1.A"/>
        <table:table-row>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2">Program Population Size</text:p>
                </table:table-cell>
                <table:table-cell table:style-name="Table3.B1" office:value-type="string">
                  <text:p text:style-name="P4">400</text:p>
                </table:table-cell>
              </table:table-row>
              <table:table-row>
                <table:table-cell table:style-name="Table3.A2" office:value-type="string">
                  <text:p text:style-name="P2">Team Population Size</text:p>
                </table:table-cell>
                <table:table-cell table:style-name="Table3.B2" office:value-type="string">
                  <text:p text:style-name="P4">200</text:p>
                </table:table-cell>
              </table:table-row>
              <table:table-row>
                <table:table-cell table:style-name="Table3.A2" office:value-type="string">
                  <text:p text:style-name="P2">Generations Total</text:p>
                </table:table-cell>
                <table:table-cell table:style-name="Table3.B2" office:value-type="string">
                  <text:p text:style-name="P4">20</text:p>
                </table:table-cell>
              </table:table-row>
              <table:table-row>
                <table:table-cell table:style-name="Table3.A2" office:value-type="string">
                  <text:p text:style-name="P2">Max. Mutations per Program</text:p>
                </table:table-cell>
                <table:table-cell table:style-name="Table3.B2" office:value-type="string">
                  <text:p text:style-name="P4">5</text:p>
                </table:table-cell>
              </table:table-row>
              <table:table-row>
                <table:table-cell table:style-name="Table3.A2" office:value-type="string">
                  <text:p text:style-name="P2">Mutation Chance (single instruction)</text:p>
                </table:table-cell>
                <table:table-cell table:style-name="Table3.B2" office:value-type="string">
                  <text:p text:style-name="P4">0.9</text:p>
                </table:table-cell>
              </table:table-row>
              <table:table-row>
                <table:table-cell table:style-name="Table3.A2" office:value-type="string">
                  <text:p text:style-name="P2">Mutation Chance (instruction set)</text:p>
                </table:table-cell>
                <table:table-cell table:style-name="Table3.B2" office:value-type="string">
                  <text:p text:style-name="P4">0.9</text:p>
                </table:table-cell>
              </table:table-row>
              <table:table-row>
                <table:table-cell table:style-name="Table3.A2" office:value-type="string">
                  <text:p text:style-name="P2">Mutation Chance (team)</text:p>
                </table:table-cell>
                <table:table-cell table:style-name="Table3.B2" office:value-type="string">
                  <text:p text:style-name="P4">0.9</text:p>
                </table:table-cell>
              </table:table-row>
              <table:table-row>
                <table:table-cell table:style-name="Table3.A2" office:value-type="string">
                  <text:p text:style-name="P2">Replacement Rate</text:p>
                </table:table-cell>
                <table:table-cell table:style-name="Table3.B2" office:value-type="string">
                  <text:p text:style-name="P4">0.2</text:p>
                </table:table-cell>
              </table:table-row>
              <table:table-row>
                <table:table-cell table:style-name="Table3.A2" office:value-type="string">
                  <text:p text:style-name="P2">Min. Instructions per Program</text:p>
                </table:table-cell>
                <table:table-cell table:style-name="Table3.B2" office:value-type="string">
                  <text:p text:style-name="P4">1</text:p>
                </table:table-cell>
              </table:table-row>
              <table:table-row>
                <table:table-cell table:style-name="Table3.A2" office:value-type="string">
                  <text:p text:style-name="P2">Initial Instructions per Program</text:p>
                </table:table-cell>
                <table:table-cell table:style-name="Table3.B2" office:value-type="string">
                  <text:p text:style-name="P4">10</text:p>
                </table:table-cell>
              </table:table-row>
              <table:table-row>
                <table:table-cell table:style-name="Table3.A2" office:value-type="string">
                  <text:p text:style-name="P2">Max. Instructions per Program</text:p>
                </table:table-cell>
                <table:table-cell table:style-name="Table3.B2" office:value-type="string">
                  <text:p text:style-name="P4">20</text:p>
                </table:table-cell>
              </table:table-row>
              <table:table-row>
                <table:table-cell table:style-name="Table3.A2" office:value-type="string">
                  <text:p text:style-name="P2">Min. Team Size</text:p>
                </table:table-cell>
                <table:table-cell table:style-name="Table3.B2" office:value-type="string">
                  <text:p text:style-name="P4">2</text:p>
                </table:table-cell>
              </table:table-row>
              <table:table-row>
                <table:table-cell table:style-name="Table3.A2" office:value-type="string">
                  <text:p text:style-name="P2">Initial Team Size</text:p>
                </table:table-cell>
                <table:table-cell table:style-name="Table3.B2" office:value-type="string">
                  <text:p text:style-name="P4">3</text:p>
                </table:table-cell>
              </table:table-row>
              <table:table-row>
                <table:table-cell table:style-name="Table3.A2" office:value-type="string">
                  <text:p text:style-name="P2">Max. Team Size</text:p>
                </table:table-cell>
                <table:table-cell table:style-name="Table3.B2" office:value-type="string">
                  <text:p text:style-name="P4">6</text:p>
                </table:table-cell>
              </table:table-row>
              <table:table-row>
                <table:table-cell table:style-name="Table3.A2" office:value-type="string">
                  <text:p text:style-name="P2">Extra Registers</text:p>
                </table:table-cell>
                <table:table-cell table:style-name="Table3.B2" office:value-type="string">
                  <text:p text:style-name="P4">1</text:p>
                </table:table-cell>
              </table:table-row>
            </table:table>
            <text:p text:style-name="P5"/>
          </table:table-cell>
        </table:table-row>
        <table:table-row>
          <table:table-cell table:style-name="Table1.A2" office:value-type="string">
            <text:p text:style-name="P6"><text:span text:style-name="T1">Figure 1.</text:span> <text:s/>Parameters runs on the Gisette and Shuttle datasets.</text:p>
          </table:table-cell>
        </table:table-row>
      </table:table>
      <text:p text:style-name="P8"/>
      <text:p text:style-name="P15">3. Initial features: Non-linear Instructions and Introns Removal</text:p>
      <text:p text:style-name="P15"/>
      <text:p text:style-name="P22"><text:span text:style-name="T11">The first feature added to the system is non-linear instructions: ln, exp, cos, if &lt;, and if &gt;=. To work around the problem of overflow, if an overflow occurs the returned result is the variable value before the execution of the operation. The hypothesis is that non-linear instructions will result in a higher accuracy, that may lead to a h</text:span><text:span text:style-name="T12">igher DR. <text:s/>A</text:span><text:span text:style-name="T11"> better accuracy is expected since now problems will be able to increase their complexity to match complex data patterns.</text:span></text:p>
      <text:p text:style-name="P20"><text:span text:style-name="T10">A set of 30 runs is performed for the Gisette dataset and 20 runs for the Shuttle dataset using the new instructions. The Mann-Whitney U-Test was applied to compare the best solutions of each of the runs with a significance level </text:span>p ≤ <text:span text:style-name="T10"><text:s/>0.05, in terms of accuracy and DR. For both datasets, the results were deemed not statistically relevant neither for accuracy nor DR. This probably happened because non-linearity is not particularly useful for the Gisette and Shuttle dataset. Another problem may have occurred with the new instruction that are propense to overflow, so that overflow occurred too frequently, and few modifications were made to registers content. Since the accuracy wasn't improved, neither was the detection rate.</text:span></text:p>
      <text:p text:style-name="P21">Besides the performance measure, another comparison was performed between the average runtime for each run. As shown in \ref{fig:new2}, the average runtime for the Gisette and Shuttle datasets without non-linear instructions is 27.042 and 48.896, respectively. With the new instructions, the results are 31.964 and 64.59. So it is very clear that the new instruction set added a heavy extra runtime penalty.</text:p>
      <text:p text:style-name="P21">The next experiment was to add introns removal to the GP algorithm with and without complex instructions, so instructions with no effect on the final output are ignored while processing the instruction set. As expected adding intron removals didn't affect the algorithm performance. The second expectation was that all algorithms with the intron removal would perform significantly better than without this removal. This was only true for the GP with complex instructions, where the average runtime decreased from 31.964 to 29.457 for Gisette and from <text:s/>64.59 to <text:span text:style-name="T9">61.992 for Shuttle. But the comparison between the algorithm without complex instructions had a slightly increase in </text:span><text:soft-page-break/><text:span text:style-name="T9">runtime, so the additional processing time for the introns removal didn't balanced the gain in instructions processing time. This seems reasonable since the simpler instructions set doesn't have any time consuming instructions, while the ln, exp, and cos instructions <text:s/>are slower to process. Also, the introns removal is more effective for the complex instruction set because instructions inside if's </text:span><text:span text:style-name="T9">are not executed, avoiding waste of computational resources.</text:span></text:p>
      <text:p text:style-name="P10"/>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
                </table:table-cell>
                <table:table-cell table:style-name="Table6.A1" table:number-columns-spanned="2" office:value-type="string">
                  <text:p text:style-name="P1">Gisette Runtime</text:p>
                </table:table-cell>
                <table:covered-table-cell/>
                <table:table-cell table:style-name="Table6.D1" table:number-columns-spanned="2" office:value-type="string">
                  <text:p text:style-name="P1">Shuttle Runtime</text:p>
                </table:table-cell>
                <table:covered-table-cell/>
              </table:table-row>
              <table:table-row>
                <table:table-cell table:style-name="Table6.A2" office:value-type="string">
                  <text:p text:style-name="P1"/>
                </table:table-cell>
                <table:table-cell table:style-name="Table6.A2" office:value-type="string">
                  <text:p text:style-name="P1">Avg. </text:p>
                </table:table-cell>
                <table:table-cell table:style-name="Table6.A2" office:value-type="string">
                  <text:p text:style-name="P1">Std. Dev.</text:p>
                </table:table-cell>
                <table:table-cell table:style-name="Table6.A2" office:value-type="string">
                  <text:p text:style-name="P1">Avg. </text:p>
                </table:table-cell>
                <table:table-cell table:style-name="Table6.E2" office:value-type="string">
                  <text:p text:style-name="P1">Std. Dev.</text:p>
                </table:table-cell>
              </table:table-row>
              <table:table-row>
                <table:table-cell table:style-name="Table6.A2" office:value-type="string">
                  <text:p text:style-name="P1">Simple instructions without introns removal</text:p>
                </table:table-cell>
                <table:table-cell table:style-name="Table6.A2" office:value-type="string">
                  <text:p text:style-name="P12">27.042</text:p>
                </table:table-cell>
                <table:table-cell table:style-name="Table6.A2" office:value-type="string">
                  <text:p text:style-name="P12">0.794</text:p>
                </table:table-cell>
                <table:table-cell table:style-name="Table6.A2" office:value-type="string">
                  <text:p text:style-name="P12">48.896</text:p>
                </table:table-cell>
                <table:table-cell table:style-name="Table6.E2" office:value-type="string">
                  <text:p text:style-name="P12">2.735</text:p>
                </table:table-cell>
              </table:table-row>
              <table:table-row>
                <table:table-cell table:style-name="Table6.A2" office:value-type="string">
                  <text:p text:style-name="P1">Simple instructions with introns removal</text:p>
                </table:table-cell>
                <table:table-cell table:style-name="Table6.A2" office:value-type="string">
                  <text:p text:style-name="P3">30.671</text:p>
                </table:table-cell>
                <table:table-cell table:style-name="Table6.A2" office:value-type="string">
                  <text:p text:style-name="P3">0.846</text:p>
                </table:table-cell>
                <table:table-cell table:style-name="Table6.A2" office:value-type="string">
                  <text:p text:style-name="P3">52.791</text:p>
                </table:table-cell>
                <table:table-cell table:style-name="Table6.E2" office:value-type="string">
                  <text:p text:style-name="P3">2.559</text:p>
                </table:table-cell>
              </table:table-row>
              <table:table-row>
                <table:table-cell table:style-name="Table6.A2" office:value-type="string">
                  <text:p text:style-name="P1">Complex instructions without introns removal</text:p>
                </table:table-cell>
                <table:table-cell table:style-name="Table6.A2" office:value-type="string">
                  <text:p text:style-name="P12">31.964</text:p>
                </table:table-cell>
                <table:table-cell table:style-name="Table6.A2" office:value-type="string">
                  <text:p text:style-name="P12">1.396</text:p>
                </table:table-cell>
                <table:table-cell table:style-name="Table6.A2" office:value-type="string">
                  <text:p text:style-name="P12">64.59</text:p>
                </table:table-cell>
                <table:table-cell table:style-name="Table6.E2" office:value-type="string">
                  <text:p text:style-name="P12">5.269</text:p>
                </table:table-cell>
              </table:table-row>
              <table:table-row>
                <table:table-cell table:style-name="Table6.A2" office:value-type="string">
                  <text:p text:style-name="P1">Complex instructions with introns removal</text:p>
                </table:table-cell>
                <table:table-cell table:style-name="Table6.A2" office:value-type="string">
                  <text:p text:style-name="P12">29.457</text:p>
                </table:table-cell>
                <table:table-cell table:style-name="Table6.A2" office:value-type="string">
                  <text:p text:style-name="P18">1.266</text:p>
                </table:table-cell>
                <table:table-cell table:style-name="Table6.A2" office:value-type="string">
                  <text:p text:style-name="P13">61.992</text:p>
                </table:table-cell>
                <table:table-cell table:style-name="Table6.E2" office:value-type="string">
                  <text:p text:style-name="P19">7.587</text:p>
                </table:table-cell>
              </table:table-row>
            </table:table>
            <text:p text:style-name="P5"/>
          </table:table-cell>
        </table:table-row>
        <table:table-row>
          <table:table-cell table:style-name="Table5.A2" office:value-type="string">
            <text:p text:style-name="P5"><text:span text:style-name="T1">Figure 2.</text:span> Runtime performance for various combinations of instructions sets and introns removal.</text:p>
          </table:table-cell>
        </table:table-row>
      </table:table>
      <text:p text:style-name="P10"/>
      <text:p text:style-name="P15">4. Diversity Maintenance</text:p>
      <text:p text:style-name="P16"/>
      <text:p text:style-name="P25"><text:span text:style-name="T11">In this section we are going to analyze how genotypic and behavioural diversity maintenance affects the system performance for the datasets Gisette and Shuttle. The genotypic distance will be calculated </text:span><text:span text:style-name="T10">using the method described by \cite{ref3}, where the distance between teams is the the ratio of active programs common to both teams. An active program is one that was selected at least once by the team to produce the output of the team. The fitness is calculated as the average of the pairwise distance between the K-Nearest Neighbors (KNN) across the genotype distance search space, </text:span><text:span text:style-name="T3">with k = 15</text:span><text:span text:style-name="T10">. The objective of using KNN in this context is to give a higher fitness to individuals that occupy a sparse local region in genotypic space. The behavioral diversity will be calculated using fitness sharing as defined in \cite{ref4}, where individuals share their fitness when they correctly classify a sample. Therefore individuals are rewarded by performing well against specific samples that other individuals are not able to classify. A second behavioral diversity maintenance method will be modified version of fitness sharing, named class-wise fitness sharing. The formula is modified so the fitness sharing is calculated separately for each class, and then averaged by the total number of classes. The goal of this modified version is to ensure that fitness sharing it prioritizing classes with more samples.</text:span></text:p>
      <text:p text:style-name="P24"><text:span text:style-name="T10"/></text:p>
      <text:p text:style-name="P21"/>
      <text:p text:style-name="P16"/>
      <text:p text:style-name="P16"/>
      <text:p text:style-name="P16"/>
      <text:p text:style-name="P15">References:</text:p>
      <text:p text:style-name="P14">[1] Gisette</text:p>
      <text:p text:style-name="P14">[2] Shuttle</text:p>
      <text:p text:style-name="P14">[3] Genotypic versus Behavioural Diversity for Teams of Programs Under the 4-v-3 Keepaway Soccer Task</text:p>
      <text:p text:style-name="P14">[4] Fitness Sharing in Genetic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6M5S</meta:editing-duration>
    <meta:editing-cycles>212</meta:editing-cycles>
    <meta:generator>OpenOffice/4.1.1$Win32 OpenOffice.org_project/411m6$Build-9775</meta:generator>
    <dc:date>2015-03-18T22:31:20.59</dc:date>
    <dc:creator>Jessica Pauli de C Bonson</dc:creator>
    <meta:document-statistic meta:table-count="4" meta:image-count="0" meta:object-count="0" meta:page-count="3" meta:paragraph-count="83" meta:word-count="1475" meta:character-count="9167"/>
    <meta:user-defined meta:name="Info 1"/>
    <meta:user-defined meta:name="Info 2"/>
    <meta:user-defined meta:name="Info 3"/>
    <meta:user-defined meta:name="Info 4"/>
  </office:meta>
</office:document-meta>
</file>